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ratorNot.getValueInternal( Expression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peratorNot.generateCode( MethodVisitor mv , CodeFlow 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peratorNot.OperatorNot( int startPos , int endPos , SpelNodeImpl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orNot.isComp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orNot.toString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